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24054" officeooo:paragraph-rsid="00124054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124054" officeooo:paragraph-rsid="0014a356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2630c" officeooo:paragraph-rsid="0012630c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52a49" officeooo:paragraph-rsid="00152a49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1787b8" officeooo:paragraph-rsid="001787b8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19e3f9" officeooo:paragraph-rsid="0019e3f9" style:font-size-asian="17.5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1b7b1c" officeooo:paragraph-rsid="001b7b1c" style:font-size-asian="17.5pt" style:font-weight-asian="bold" style:font-size-complex="20pt" style:font-weight-complex="bold"/>
    </style:style>
    <style:style style:name="P8" style:family="paragraph" style:parent-style-name="Standard">
      <style:text-properties officeooo:paragraph-rsid="0011bf5d"/>
    </style:style>
    <style:style style:name="P9" style:family="paragraph" style:parent-style-name="Standard">
      <style:text-properties officeooo:paragraph-rsid="0011bf5d"/>
    </style:style>
    <style:style style:name="P10" style:family="paragraph" style:parent-style-name="Standard">
      <style:text-properties officeooo:rsid="0025773c" officeooo:paragraph-rsid="0025773c"/>
    </style:style>
    <style:style style:name="P11" style:family="paragraph" style:parent-style-name="Standard">
      <style:text-properties fo:font-weight="bold" officeooo:rsid="002583bf" officeooo:paragraph-rsid="002583b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12630c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9e3f9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91462" style:font-weight-asian="normal" style:font-weight-complex="normal"/>
    </style:style>
    <style:style style:name="T7" style:family="text">
      <style:text-properties style:text-underline-style="none" fo:font-weight="normal" officeooo:rsid="001ccf25" style:font-weight-asian="normal" style:font-weight-complex="normal"/>
    </style:style>
    <style:style style:name="T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solid" style:text-underline-width="auto" style:text-underline-color="font-color" fo:font-weight="normal" officeooo:rsid="0014a356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699de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1e96f2" style:font-style-asian="italic" style:font-weight-asian="normal" style:font-style-complex="italic" style:font-weight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0002c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19897" style:font-style-asian="normal" style:font-weight-asian="normal" style:font-style-complex="normal" style:font-weight-complex="normal"/>
    </style:style>
    <style:style style:name="T15" style:family="text">
      <style:text-properties fo:font-size="20pt" fo:font-weight="bold" style:font-size-asian="17.5pt" style:font-weight-asian="bold" style:font-size-complex="20pt" style:font-weight-complex="bold"/>
    </style:style>
    <style:style style:name="T16" style:family="text">
      <style:text-properties fo:font-size="20pt" fo:font-weight="bold" officeooo:rsid="0011bf5d" style:font-size-asian="17.5pt" style:font-weight-asian="bold" style:font-size-complex="20pt" style:font-weight-complex="bold"/>
    </style:style>
    <style:style style:name="T17" style:family="text">
      <style:text-properties fo:font-size="20pt" fo:font-weight="normal" style:font-size-asian="17.5pt" style:font-weight-asian="normal" style:font-size-complex="20pt" style:font-weight-complex="normal"/>
    </style:style>
    <style:style style:name="T18" style:family="text">
      <style:text-properties fo:font-size="20pt" fo:font-weight="normal" officeooo:rsid="0011bf5d" style:font-size-asian="17.5pt" style:font-weight-asian="normal" style:font-size-complex="20pt" style:font-weight-complex="normal"/>
    </style:style>
    <style:style style:name="T19" style:family="text">
      <style:text-properties fo:font-size="20pt" fo:font-weight="normal" officeooo:rsid="00145d57" style:font-size-asian="17.5pt" style:font-weight-asian="normal" style:font-size-complex="20pt" style:font-weight-complex="normal"/>
    </style:style>
    <style:style style:name="T20" style:family="text">
      <style:text-properties fo:font-size="20pt" fo:font-weight="normal" officeooo:rsid="002395e7" style:font-size-asian="17.5pt" style:font-weight-asian="normal" style:font-size-complex="20pt" style:font-weight-complex="normal"/>
    </style:style>
    <style:style style:name="T21" style:family="text">
      <style:text-properties fo:font-size="20pt" fo:font-weight="normal" officeooo:rsid="0025773c" style:font-size-asian="17.5pt" style:font-weight-asian="normal" style:font-size-complex="20pt" style:font-weight-complex="normal"/>
    </style:style>
    <style:style style:name="T22" style:family="text">
      <style:text-properties fo:font-size="20pt" fo:font-weight="normal" officeooo:rsid="0026962b" style:font-size-asian="17.5pt" style:font-weight-asian="normal" style:font-size-complex="20pt" style:font-weight-complex="normal"/>
    </style:style>
    <style:style style:name="T23" style:family="text">
      <style:text-properties fo:font-size="20pt" style:text-underline-style="solid" style:text-underline-width="auto" style:text-underline-color="font-color" fo:font-weight="normal" style:font-size-asian="17.5pt" style:font-weight-asian="normal" style:font-size-complex="20pt" style:font-weight-complex="normal"/>
    </style:style>
    <style:style style:name="T24" style:family="text">
      <style:text-properties fo:font-size="20pt" style:text-underline-style="solid" style:text-underline-width="auto" style:text-underline-color="font-color" fo:font-weight="normal" officeooo:rsid="0011bf5d" style:font-size-asian="17.5pt" style:font-weight-asian="normal" style:font-size-complex="20pt" style:font-weight-complex="normal"/>
    </style:style>
    <style:style style:name="T25" style:family="text">
      <style:text-properties fo:font-size="20pt" fo:font-style="italic" fo:font-weight="normal" officeooo:rsid="0025773c" style:font-size-asian="17.5pt" style:font-style-asian="italic" style:font-weight-asian="normal" style:font-size-complex="20pt" style:font-style-complex="italic" style:font-weight-complex="normal"/>
    </style:style>
    <style:style style:name="T26" style:family="text">
      <style:text-properties fo:font-size="20pt" fo:font-style="italic" fo:font-weight="normal" officeooo:rsid="0026962b" style:font-size-asian="17.5pt" style:font-style-asian="italic" style:font-weight-asian="normal" style:font-size-complex="20pt" style:font-style-complex="italic" style:font-weight-complex="normal"/>
    </style:style>
    <style:style style:name="T27" style:family="text">
      <style:text-properties fo:font-size="20pt" style:font-size-asian="17.5pt" style:font-size-complex="20pt"/>
    </style:style>
    <style:style style:name="T28" style:family="text">
      <style:text-properties fo:font-size="20pt" officeooo:rsid="0011bf5d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6">S</text:span><text:span text:style-name="T15">edi </text:span><text:span text:style-name="T17">(</text:span><text:span text:style-name="T23">nomeSede: varchar(30)</text:span><text:span text:style-name="T17">, descrizione: varchar(50))</text:span></text:p>
      <text:p text:style-name="P8"><text:span text:style-name="T16">Utenti </text:span><text:span text:style-name="T18">(</text:span><text:span text:style-name="T24">matricola: int</text:span><text:span text:style-name="T18">, username: varchar(30), passsword: varchar(128), </text:span><text:span text:style-name="T19">tipo: </text:span><text:span text:style-name="T20">varchar</text:span><text:span text:style-name="T19">(</text:span><text:span text:style-name="T20">30</text:span><text:span text:style-name="T19">), </text:span><text:span text:style-name="T25">nomeSede</text:span><text:span text:style-name="T18">)</text:span></text:p>
      <text:p text:style-name="P11"><text:span text:style-name="T28">C</text:span><text:span text:style-name="T27">ircolari </text:span><text:span text:style-name="T17">(</text:span><text:span text:style-name="T23">numero: int,</text:span><text:span text:style-name="T17"> titolo: varchar(20), contenuto: varchar(100), </text:span><text:span text:style-name="T26">idAdmin, nomeSede</text:span><text:span text:style-name="T17">)</text:span></text:p>
      <text:p text:style-name="P11"><text:span text:style-name="T17"/></text:p>
      <text:p text:style-name="P10"><text:span text:style-name="T18">t</text:span><text:span text:style-name="T17">ipo = [“Admin”, “Docente”, “Studente”]</text:span></text:p>
      <text:p text:style-name="P8"><text:span text:style-name="T18"/></text:p>
      <text:p text:style-name="P1">Classi<text:span text:style-name="T1">(</text:span><text:span text:style-name="T2">id</text:span><text:span text:style-name="T3">Classe</text:span><text:span text:style-name="T2">: int</text:span><text:span text:style-name="T5">, anno: int, sezione: char(2)</text:span><text:span text:style-name="T1">)</text:span></text:p>
      <text:p text:style-name="P2">Docenti <text:span text:style-name="T1">(</text:span><text:span text:style-name="T9">idDocente,</text:span><text:span text:style-name="T1"> Nome: varchar(30), Cognome: varchar(30), DataNascita: Date)</text:span></text:p>
      <text:p text:style-name="P3">Insegnamenti<text:span text:style-name="T1">(</text:span><text:span text:style-name="T9">idDocente, idClasse</text:span><text:span text:style-name="T1">)</text:span></text:p>
      <text:p text:style-name="P4">Studenti<text:span text:style-name="T1">(</text:span><text:span text:style-name="T8">idStudente</text:span><text:span text:style-name="T12">, Nome: varchar(30), Cognome: varchar(30), </text:span><text:span text:style-name="T13">DataNascita: </text:span><text:span text:style-name="T14">date</text:span><text:span text:style-name="T12">, </text:span><text:span text:style-name="T10">idClasse</text:span><text:span text:style-name="T1">);</text:span></text:p>
      <text:p text:style-name="P5">Materie<text:span text:style-name="T1">(</text:span><text:span text:style-name="T2">Nome</text:span><text:span text:style-name="T4">Materia</text:span><text:span text:style-name="T2">: varchar(30)</text:span><text:span text:style-name="T5">, </text:span><text:span text:style-name="T6">Descrizione: varchar(50)</text:span><text:span text:style-name="T1">)</text:span></text:p>
      <text:p text:style-name="P6">Compentenze<text:span text:style-name="T1">(</text:span><text:span text:style-name="T8">NomeMateria, idDocente</text:span><text:span text:style-name="T1">)</text:span></text:p>
      <text:p text:style-name="P7">Voti<text:span text:style-name="T1">(</text:span><text:span text:style-name="T2">idVoto: int</text:span><text:span text:style-name="T5">, valutazione: int, descrizione: varchar(</text:span><text:span text:style-name="T7">5</text:span><text:span text:style-name="T5">0), </text:span><text:span text:style-name="T7">data: Date, </text:span><text:span text:style-name="T11">idStudente, idDocente, nomeMateria</text:span><text:span text:style-name="T1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3T16:27:37.375000000</meta:creation-date>
    <dc:date>2021-04-13T16:09:59.919000000</dc:date>
    <meta:editing-duration>PT52M31S</meta:editing-duration>
    <meta:editing-cycles>2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1" meta:word-count="70" meta:character-count="737" meta:non-whitespace-character-count="678"/>
  </office:meta>
</office:document-meta>
</file>